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AA31798C937474A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8.43cm, 4.118cm, 18.672cm, 13.50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3cm" svg:height="11.606cm" svg:x="0.4cm" svg:y="0.301cm">
          <draw:image xlink:href="Pictures/1000000000000BD000000FC0AA31798C937474A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15T16:42:38.554990703</dc:date>
    <meta:editing-duration>PT2M34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